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5578" officeooo:paragraph-rsid="000a5578"/>
    </style:style>
    <style:style style:name="P2" style:family="paragraph" style:parent-style-name="Standard">
      <style:paragraph-properties fo:text-align="center" style:justify-single-word="false"/>
      <style:text-properties officeooo:rsid="000a5578" officeooo:paragraph-rsid="000a5578"/>
    </style:style>
    <style:style style:name="P3" style:family="paragraph" style:parent-style-name="Standard">
      <style:paragraph-properties fo:text-align="start" style:justify-single-word="false"/>
      <style:text-properties officeooo:rsid="000a5578" officeooo:paragraph-rsid="000a5578"/>
    </style:style>
    <style:style style:name="P4" style:family="paragraph" style:parent-style-name="Standard">
      <style:paragraph-properties fo:text-align="center" style:justify-single-word="false"/>
      <style:text-properties officeooo:rsid="000b7942" officeooo:paragraph-rsid="000b7942"/>
    </style:style>
    <style:style style:name="P5" style:family="paragraph" style:parent-style-name="Standard">
      <style:paragraph-properties fo:text-align="center" style:justify-single-word="false"/>
      <style:text-properties fo:font-size="20pt" officeooo:rsid="000b7942" officeooo:paragraph-rsid="000b7942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officeooo:rsid="000a5578" officeooo:paragraph-rsid="000a5578"/>
    </style:style>
    <style:style style:name="P7" style:family="paragraph" style:parent-style-name="Table_20_Contents">
      <style:paragraph-properties fo:text-align="center" style:justify-single-word="false"/>
      <style:text-properties officeooo:rsid="000a5578"/>
    </style:style>
    <style:style style:name="P8" style:family="paragraph" style:parent-style-name="Table_20_Contents">
      <style:paragraph-properties fo:text-align="center" style:justify-single-word="false"/>
      <style:text-properties officeooo:rsid="000a5578" officeooo:paragraph-rsid="000a557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><text:span text:style-name="T1">Materia</text:span>: Emprendimientos productivos y desarrollo local</text:p>
      <text:p text:style-name="P5"/>
      <text:p text:style-name="P5"><text:span text:style-name="T1">Profesora</text:span>: Domínguez Marina</text:p>
      <text:p text:style-name="P5"/>
      <text:p text:style-name="P5"><text:span text:style-name="T1">Alumnos</text:span>: Schillaci Aylén, Okreniec Sofia, Brizuela Micaela, Moschetto Tomas.</text:p>
      <text:p text:style-name="P5"/>
      <text:p text:style-name="P5"><text:span text:style-name="T1">Año y división:</text:span> 7to informática</text:p>
      <text:p text:style-name="P5"/>
      <text:p text:style-name="P5"><text:span text:style-name="T1">Fecha de entrega</text:span>: 01/08/22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1-</text:p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7">Análisis FODA</text:p>
          </table:table-cell>
          <table:covered-table-cell/>
        </table:table-row>
        <table:table-row>
          <table:table-cell table:style-name="Tabla1.A2" office:value-type="string">
            <text:p text:style-name="P8">Fortalezas</text:p>
          </table:table-cell>
          <table:table-cell table:style-name="Tabla1.B2" office:value-type="string">
            <text:p text:style-name="P8">Debilidades</text:p>
          </table:table-cell>
        </table:table-row>
        <table:table-row>
          <table:table-cell table:style-name="Tabla1.A2" office:value-type="string">
            <text:p text:style-name="P6">-Producto creativo</text:p>
            <text:p text:style-name="P6">-Producto sin mercado cautivo</text:p>
            <text:p text:style-name="P6">-Personal capacitado</text:p>
            <text:p text:style-name="P6">-Adaptable a tecnología avanzada</text:p>
          </table:table-cell>
          <table:table-cell table:style-name="Tabla1.B2" office:value-type="string">
            <text:p text:style-name="P6">-Costos de desarrollo</text:p>
            <text:p text:style-name="P6">-Expertise:Junior</text:p>
            <text:p text:style-name="P6">-Herramientas escolares bajas</text:p>
          </table:table-cell>
        </table:table-row>
        <table:table-row>
          <table:table-cell table:style-name="Tabla1.A2" office:value-type="string">
            <text:p text:style-name="P8">Oportunidades</text:p>
          </table:table-cell>
          <table:table-cell table:style-name="Tabla1.B2" office:value-type="string">
            <text:p text:style-name="P8">Amenazas</text:p>
          </table:table-cell>
        </table:table-row>
        <table:table-row>
          <table:table-cell table:style-name="Tabla1.A2" office:value-type="string">
            <text:p text:style-name="P6">-Capacitación de mercado</text:p>
            <text:p text:style-name="P6">-Creación de app → Android/IOS</text:p>
            <text:p text:style-name="P6">-Expansión a escritorio</text:p>
            <text:p text:style-name="P6">-Monetización</text:p>
          </table:table-cell>
          <table:table-cell table:style-name="Tabla1.B2" office:value-type="string">
            <text:p text:style-name="P6">-Competencia en ascenso</text:p>
            <text:p text:style-name="P6">-Inflación</text:p>
            <text:p text:style-name="P6">-Devaluación</text:p>
            <text:p text:style-name="P6">-Costos de hardware en dolar</text:p>
          </table:table-cell>
        </table:table-row>
      </table:table>
      <text:p text:style-name="P3"/>
      <text:p text:style-name="P1"/>
      <text:p text:style-name="P1">2-</text:p>
      <text:p text:style-name="P1"/>
      <text:p text:style-name="P1">3- </text:p>
      <text:p text:style-name="P1"/>
      <text:p text:style-name="P2">Misión</text:p>
      <text:p text:style-name="P2"><text:s/>Somos una agencia de desarrollo de sistemas a medida, formada por cuatro estudiantes.</text:p>
      <text:p text:style-name="P2">Nuestro producto comprende un abanico de posibilidades frente al público en general; que tiene una necesidad específica relacionada con la salud.</text:p>
      <text:p text:style-name="P2">Teniendo en cuenta los tiempos que corren vimos necesario la creación de una aplicación web que mejore la calidad y comodidad de los adultos mayores y el control sobre el consumo de medicamentos.</text:p>
      <text:p text:style-name="P2">Atentos a los requerimientos relevados nos capacitamos constantemente a fin de desplegar las estrategias adecuadas a cada necesidad.</text:p>
      <text:p text:style-name="P2">Calidad, creatividad y funcionalidad son el pilar en nuestro emprendimiento.</text:p>
      <text:p text:style-name="P2"/>
      <text:p text:style-name="P2"/>
      <text:p text:style-name="P4">Visión</text:p>
      <text:p text:style-name="P4">Nuestra visión como equipo es llegar a la mayor cantidad de gente posible y brindar un sistema adaptable de calidad a largo plazo.</text:p>
      <text:p text:style-name="P4">Pretendemos ser una herramienta útil que pueda acompañar la labor médica a medi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3T14:36:19.436000000</meta:creation-date>
    <dc:date>2022-07-13T14:56:44.362000000</dc:date>
    <meta:editing-duration>PT7M34S</meta:editing-duration>
    <meta:editing-cycles>1</meta:editing-cycles>
    <meta:document-statistic meta:table-count="1" meta:image-count="0" meta:object-count="0" meta:page-count="2" meta:paragraph-count="37" meta:word-count="210" meta:character-count="1464" meta:non-whitespace-character-count="1289"/>
    <meta:generator>LibreOffice/5.3.2.2$Windows_X86_64 LibreOffice_project/6cd4f1ef626f15116896b1d8e1398b56da0d0ee1</meta:generator>
  </office:meta>
</office:document-meta>
</file>